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12V Power Adapter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B2]*[.C2]" office:value-type="float" office:value="7.99" calcext:value-type="float">
            <text:p>7.99</text:p>
          </table:table-cell>
          <table:table-cell office:value-type="string" calcext:value-type="string">
            <text:p>https://www.amazon.com/TMEZON-Power-Adapter-Supply-2-1mm/dp/B00Q2E5IXW/ref=sr_1_2?dchild=1&amp;keywords=12v+adapter&amp;qid=1616215410&amp;s=electronics&amp;sr=1-2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table:formula="of:=[.B3]*[.C3]" office:value-type="float" office:value="21.99" calcext:value-type="float">
            <text:p>21.99</text:p>
          </table:table-cell>
          <table:table-cell office:value-type="string" calcext:value-type="string">
            <text:p>https://www.amazon.com/Zulkit-Electronic-Enclosures-Enclosure-Preventive/dp/B08BS39P69/ref=sr_1_7?dchild=1&amp;keywords=electronics%2Benclosure&amp;qid=1616566597&amp;sr=8-7&amp;th=1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2" calcext:value-type="float">
            <text:p>2</text:p>
          </table:table-cell>
          <table:table-cell office:value-type="float" office:value="12.29" calcext:value-type="float">
            <text:p>12.29</text:p>
          </table:table-cell>
          <table:table-cell table:formula="of:=[.B4]*[.C4]" office:value-type="float" office:value="24.58" calcext:value-type="float">
            <text:p>24.58</text:p>
          </table:table-cell>
          <table:table-cell office:value-type="string" calcext:value-type="string">
            <text:p>https://www.amazon.com/INKBIRD-Solid-State-SSR-40DA-24-380V/dp/B00HV974KC/ref=sr_1_4?dchild=1&amp;keywords=inkbird+ssr&amp;qid=1617221314&amp;sr=8-4</text:p>
          </table:table-cell>
        </table:table-row>
        <table:table-row table:style-name="ro1">
          <table:table-cell office:value-type="string" calcext:value-type="string">
            <text:p>Potentiometer Knobs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5]*[.C5]" office:value-type="float" office:value="9.99" calcext:value-type="float">
            <text:p>9.99</text:p>
          </table:table-cell>
          <table:table-cell office:value-type="string" calcext:value-type="string">
            <text:p>https://www.amazon.com/mxuteuk-Potentiometer-Control-Electric-KNOB-A03/dp/B07TTVPWTH/ref=cm_cr_arp_d_product_top?ie=UTF8</text:p>
          </table:table-cell>
        </table:table-row>
        <table:table-row table:style-name="ro1">
          <table:table-cell office:value-type="string" calcext:value-type="string">
            <text:p>C14 connectors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table:formula="of:=[.B6]*[.C6]" office:value-type="float" office:value="6.99" calcext:value-type="float">
            <text:p>6.99</text:p>
          </table:table-cell>
          <table:table-cell office:value-type="string" calcext:value-type="string">
            <text:p>https://www.amazon.com/Panel-Adapter-Connector-Socket-MXR/dp/B07DCXKNXQ/ref=sr_1_4?dchild=1&amp;keywords=C14+connector&amp;qid=1616728605&amp;sr=8-4</text:p>
          </table:table-cell>
        </table:table-row>
        <table:table-row table:style-name="ro1">
          <table:table-cell office:value-type="string" calcext:value-type="string">
            <text:p>Wall connectors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table:formula="of:=[.B7]*[.C7]" office:value-type="float" office:value="13.98" calcext:value-type="float">
            <text:p>13.98</text:p>
          </table:table-cell>
          <table:table-cell office:value-type="string" calcext:value-type="string">
            <text:p>https://www.amazon.com/AXLIZER-Outlet-Socket-Connector-Supply/dp/B08PTXCK5Q/ref=sr_1_2?dchild=1&amp;keywords=wall+power+connector+panel+mount&amp;qid=1616728677&amp;sr=8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4:46:41.550510718</meta:creation-date>
    <dc:date>2021-03-31T06:15:14.504406441</dc:date>
    <meta:editing-duration>PT10M40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